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04c0" officeooo:paragraph-rsid="001204c0"/>
    </style:style>
    <style:style style:name="P2" style:family="paragraph" style:parent-style-name="Standard" style:list-style-name="L1">
      <style:text-properties officeooo:rsid="001204c0" officeooo:paragraph-rsid="001204c0"/>
    </style:style>
    <style:style style:name="P3" style:family="paragraph" style:parent-style-name="Standard" style:list-style-name="L1">
      <style:text-properties officeooo:rsid="001330b4" officeooo:paragraph-rsid="001330b4"/>
    </style:style>
    <style:style style:name="P4" style:family="paragraph" style:parent-style-name="Standard" style:list-style-name="L1">
      <style:text-properties officeooo:rsid="0013fdb8" officeooo:paragraph-rsid="0013fdb8"/>
    </style:style>
    <style:style style:name="P5" style:family="paragraph" style:parent-style-name="Standard">
      <style:text-properties officeooo:rsid="0013fdb8" officeooo:paragraph-rsid="0013fdb8"/>
    </style:style>
    <style:style style:name="P6" style:family="paragraph" style:parent-style-name="Standard" style:list-style-name="L1">
      <style:text-properties officeooo:rsid="00158753" officeooo:paragraph-rsid="00158753"/>
    </style:style>
    <style:style style:name="P7" style:family="paragraph" style:parent-style-name="Standard">
      <style:text-properties officeooo:rsid="001724ee" officeooo:paragraph-rsid="001724ee"/>
    </style:style>
    <style:style style:name="P8" style:family="paragraph" style:parent-style-name="Standard" style:list-style-name="L2">
      <style:text-properties officeooo:rsid="001724ee" officeooo:paragraph-rsid="001724ee"/>
    </style:style>
    <style:style style:name="P9" style:family="paragraph" style:parent-style-name="Standard" style:list-style-name="L2">
      <style:text-properties officeooo:rsid="001724ee" officeooo:paragraph-rsid="001d08d5"/>
    </style:style>
    <style:style style:name="P10" style:family="paragraph" style:parent-style-name="Standard">
      <style:text-properties officeooo:rsid="001724ee" officeooo:paragraph-rsid="001ec512"/>
    </style:style>
    <style:style style:name="P11" style:family="paragraph" style:parent-style-name="Standard">
      <style:text-properties style:font-name="DejaVu Sans Mono" fo:font-size="10pt" officeooo:rsid="001204c0" officeooo:paragraph-rsid="001204c0" style:font-size-asian="10pt" style:font-size-complex="10pt"/>
    </style:style>
    <style:style style:name="P12" style:family="paragraph" style:parent-style-name="Standard" style:list-style-name="L2">
      <style:text-properties style:font-name="DejaVu Sans Mono" fo:font-size="10pt" officeooo:rsid="001724ee" officeooo:paragraph-rsid="001724ee" style:font-size-asian="10pt" style:font-size-complex="10pt"/>
    </style:style>
    <style:style style:name="P13" style:family="paragraph" style:parent-style-name="Standard">
      <style:text-properties style:font-name="DejaVu Sans Mono" fo:font-size="10pt" officeooo:rsid="001724ee" officeooo:paragraph-rsid="001ec512" style:font-size-asian="10pt" style:font-size-complex="10pt"/>
    </style:style>
    <style:style style:name="P14" style:family="paragraph" style:parent-style-name="Standard">
      <style:text-properties style:font-name="DejaVu Sans Mono" fo:font-size="10pt" officeooo:rsid="001724ee" officeooo:paragraph-rsid="001724ee" style:font-size-asian="10pt" style:font-size-complex="10pt"/>
    </style:style>
    <style:style style:name="P15" style:family="paragraph" style:parent-style-name="Standard" style:list-style-name="L2">
      <style:text-properties style:font-name="DejaVu Sans Mono" fo:font-size="10pt" officeooo:rsid="001c79d1" officeooo:paragraph-rsid="001c79d1" style:font-size-asian="10pt" style:font-size-complex="10pt"/>
    </style:style>
    <style:style style:name="P16" style:family="paragraph" style:parent-style-name="Standard" style:list-style-name="L2">
      <style:text-properties style:font-name="DejaVu Sans Mono" fo:font-size="10pt" officeooo:rsid="001d08d5" officeooo:paragraph-rsid="001d08d5" style:font-size-asian="10pt" style:font-size-complex="10pt"/>
    </style:style>
    <style:style style:name="P17" style:family="paragraph" style:parent-style-name="Standard">
      <style:text-properties style:font-name="DejaVu Sans Mono" fo:font-size="10pt" officeooo:rsid="001ec512" officeooo:paragraph-rsid="001ec512" style:font-size-asian="10pt" style:font-size-complex="10pt"/>
    </style:style>
    <style:style style:name="P18" style:family="paragraph" style:parent-style-name="Standard">
      <style:text-properties style:font-name="DejaVu Sans Mono" fo:font-size="10pt" officeooo:rsid="0020d88e" officeooo:paragraph-rsid="0020d88e" style:font-size-asian="10pt" style:font-size-complex="10pt"/>
    </style:style>
    <style:style style:name="P19" style:family="paragraph" style:parent-style-name="Standard" style:list-style-name="L2">
      <style:text-properties officeooo:rsid="001c79d1" officeooo:paragraph-rsid="001c79d1"/>
    </style:style>
    <style:style style:name="P20" style:family="paragraph" style:parent-style-name="Standard" style:list-style-name="L2">
      <style:text-properties officeooo:rsid="001d08d5" officeooo:paragraph-rsid="001d08d5"/>
    </style:style>
    <style:style style:name="P21" style:family="paragraph" style:parent-style-name="Standard">
      <style:text-properties officeooo:rsid="001ec512" officeooo:paragraph-rsid="001ec512"/>
    </style:style>
    <style:style style:name="P22" style:family="paragraph" style:parent-style-name="Standard">
      <style:text-properties officeooo:rsid="0020d88e" officeooo:paragraph-rsid="0020d88e"/>
    </style:style>
    <style:style style:name="P23" style:family="paragraph" style:parent-style-name="Standard">
      <style:text-properties officeooo:rsid="0021d1bb" officeooo:paragraph-rsid="0021d1b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30b4" style:font-style-asian="italic" style:font-style-complex="italic"/>
    </style:style>
    <style:style style:name="T3" style:family="text">
      <style:text-properties officeooo:rsid="001330b4"/>
    </style:style>
    <style:style style:name="T4" style:family="text">
      <style:text-properties officeooo:rsid="00158753"/>
    </style:style>
    <style:style style:name="T5" style:family="text">
      <style:text-properties officeooo:rsid="001724ee"/>
    </style:style>
    <style:style style:name="T6" style:family="text">
      <style:text-properties officeooo:rsid="001a841c"/>
    </style:style>
    <style:style style:name="T7" style:family="text">
      <style:text-properties officeooo:rsid="001c79d1"/>
    </style:style>
    <style:style style:name="T8" style:family="text">
      <style:text-properties style:font-name="DejaVu Sans Mono" fo:font-size="10pt" style:font-size-asian="10pt" style:font-size-complex="10pt"/>
    </style:style>
    <style:style style:name="T9" style:family="text">
      <style:text-properties style:font-name="DejaVu Sans Mono" fo:font-size="10pt" officeooo:rsid="001724ee" style:font-size-asian="10pt" style:font-size-complex="10pt"/>
    </style:style>
    <style:style style:name="T10" style:family="text">
      <style:text-properties style:font-name="DejaVu Sans Mono" fo:font-size="10pt" officeooo:rsid="001c79d1" style:font-size-asian="10pt" style:font-size-complex="10pt"/>
    </style:style>
    <style:style style:name="T11" style:family="text">
      <style:text-properties style:font-name="DejaVu Sans Mono" fo:font-size="10pt" officeooo:rsid="001d08d5" style:font-size-asian="10pt" style:font-size-complex="10pt"/>
    </style:style>
    <style:style style:name="T12" style:family="text">
      <style:text-properties style:font-name="DejaVu Sans Mono" fo:font-size="10pt" officeooo:rsid="001ec512" style:font-size-asian="10pt" style:font-size-complex="10pt"/>
    </style:style>
    <style:style style:name="T13" style:family="text">
      <style:text-properties style:font-name="DejaVu Sans Mono" fo:font-size="10pt" officeooo:rsid="0020cf59" style:font-size-asian="10pt" style:font-size-complex="10pt"/>
    </style:style>
    <style:style style:name="T14" style:family="text">
      <style:text-properties officeooo:rsid="001d08d5"/>
    </style:style>
    <style:style style:name="T15" style:family="text">
      <style:text-properties officeooo:rsid="001ec512"/>
    </style:style>
    <style:style style:name="T16" style:family="text">
      <style:text-properties officeooo:rsid="001f7672"/>
    </style:style>
    <style:style style:name="T17" style:family="text">
      <style:text-properties officeooo:rsid="0020cf59"/>
    </style:style>
    <style:style style:name="T18" style:family="text">
      <style:text-properties officeooo:rsid="0020d8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chouBlog tiene diferentes comandos sencillos para hacer que la creación de skins sea un trabajo, si no sencillo, nada complicado.</text:p>
      <text:p text:style-name="P1"/>
      <text:p text:style-name="P1">Todos los archivos .php que se encuentran en la carpeta raíz y en la carpeta <text:span text:style-name="T1">admin</text:span> pertenecen al núcleo del blog, por lo que probablemente jamás tocarás esos archivos.</text:p>
      <text:p text:style-name="P1"/>
      <text:p text:style-name="P1">Al instalar un skin, este debe copiarse en la carpeta skins. La jerarquía de directorios debe ser la siguiente:</text:p>
      <text:list xml:id="list893939677344421936" text:style-name="L1">
        <text:list-item>
          <text:p text:style-name="P2">skins</text:p>
          <text:list>
            <text:list-item>
              <text:p text:style-name="P2">&lt;nombre del skin&gt;</text:p>
              <text:list>
                <text:list-item>
                  <text:p text:style-name="P2">templates</text:p>
                  <text:list>
                    <text:list-item>
                      <text:p text:style-name="P3">admin</text:p>
                      <text:list>
                        <text:list-item>
                          <text:p text:style-name="P3">config.tpl.php</text:p>
                        </text:list-item>
                        <text:list-item>
                          <text:p text:style-name="P3">createuser.tpl.php</text:p>
                        </text:list-item>
                        <text:list-item>
                          <text:p text:style-name="P4">newentry.tpl.php</text:p>
                        </text:list-item>
                        <text:list-item>
                          <text:p text:style-name="P3">editentry.tpl.php</text:p>
                        </text:list-item>
                        <text:list-item>
                          <text:p text:style-name="P4">deleteentry.tpl.php</text:p>
                        </text:list-item>
                        <text:list-item>
                          <text:p text:style-name="P6">viewentries.tpl.php</text:p>
                        </text:list-item>
                        <text:list-item>
                          <text:p text:style-name="P4">pages.tpl.php</text:p>
                        </text:list-item>
                        <text:list-item>
                          <text:p text:style-name="P6">editpage.tpl.php</text:p>
                        </text:list-item>
                        <text:list-item>
                          <text:p text:style-name="P6">deletepage.tpl.php</text:p>
                        </text:list-item>
                        <text:list-item>
                          <text:p text:style-name="P6">categories.tpl.php</text:p>
                        </text:list-item>
                        <text:list-item>
                          <text:p text:style-name="P6">index.htm</text:p>
                        </text:list-item>
                      </text:list>
                    </text:list-item>
                    <text:list-item>
                      <text:p text:style-name="P3">navbar.tpl.php</text:p>
                    </text:list-item>
                    <text:list-item>
                      <text:p text:style-name="P3">index.tpl.php</text:p>
                    </text:list-item>
                    <text:list-item>
                      <text:p text:style-name="P3">cat.tpl.php</text:p>
                    </text:list-item>
                    <text:list-item>
                      <text:p text:style-name="P3">view.tpl.php</text:p>
                    </text:list-item>
                    <text:list-item>
                      <text:p text:style-name="P3">pages.tpl.php</text:p>
                    </text:list-item>
                    <text:list-item>
                      <text:p text:style-name="P3">profile.tpl.php</text:p>
                    </text:list-item>
                    <text:list-item>
                      <text:p text:style-name="P3">admin.tpl.php</text:p>
                    </text:list-item>
                    <text:list-item>
                      <text:p text:style-name="P3">search.tpl.php</text:p>
                    </text:list-item>
                    <text:list-item>
                      <text:p text:style-name="P3">rss.tpl.php</text:p>
                    </text:list-item>
                    <text:list-item>
                      <text:p text:style-name="P3">edit_profile.tpl.php</text:p>
                    </text:list-item>
                    <text:list-item>
                      <text:p text:style-name="P3">footer.tpl.php</text:p>
                    </text:list-item>
                    <text:list-item>
                      <text:p text:style-name="P3">index.htm</text:p>
                    </text:list-item>
                  </text:list>
                </text:list-item>
                <text:list-item>
                  <text:p text:style-name="P2">&lt;directorio de los css&gt;</text:p>
                </text:list-item>
                <text:list-item>
                  <text:p text:style-name="P2">&lt;directorio de los js&gt; (en caso de necesitarse)</text:p>
                </text:list-item>
                <text:list-item>
                  <text:p text:style-name="P2">index.htm</text:p>
                </text:list-item>
              </text:list>
            </text:list-item>
          </text:list>
        </text:list-item>
      </text:list>
      <text:p text:style-name="P1"/>
      <text:p text:style-name="P1">El directorio de css y de scripts en JavaScript son opcionales, el creador puede llamarlos a su modo, o inclusive omitirlos (en el caso del directorio de scripts). <text:span text:style-name="T3">Los archivos </text:span><text:span text:style-name="T2">index.htm</text:span><text:span text:style-name="T3"> que se muestran en la jerarquía se incluyen solo para evitar que alguna persona pueda ver el contenido de los directorios. Solo cree un archivo en blanco con el nombre </text:span><text:span text:style-name="T2">index.htm</text:span><text:span text:style-name="T3"> en cada directorio y subdirectorio.</text:span></text:p>
      <text:p text:style-name="P1"/>
      <text:p text:style-name="P1">La creación de las plantillas para cada página se hará en el directorio <text:span text:style-name="T1">templates</text:span> y sus subdirectorios. <text:span text:style-name="T17">Todos los archivos con extensión .tpl.php se escribirán de manera directa en HTML, utilizándose las </text:span><text:soft-page-break/><text:span text:style-name="T17">etiquetas </text:span><text:span text:style-name="T13">&lt;?php ?&gt;</text:span><text:span text:style-name="T17"> solo en caso de que se requieran, o cuando se estén manejando variables.</text:span></text:p>
      <text:p text:style-name="P1"/>
      <text:p text:style-name="P5">Como BanchouBlog se encuentra en constante mantenimiento, es posible que se añadan más variables al documento actual. El skin por default <text:span text:style-name="T1">foundation</text:span> se actualiza al mismo tiempo que el núcleo del blog, por lo que todas las funciones añadidas al núcleo se verán reflejadas <text:span text:style-name="T4">casi de forma automática en dicho skin.</text:span></text:p>
      <text:p text:style-name="P1"/>
      <text:p text:style-name="P21">navbar.tpl.php</text:p>
      <text:p text:style-name="P21"/>
      <text:p text:style-name="P23">Se recomienda que navbar.tpl.php se incluya siempre, ya que este archivo va a incluir l</text:p>
      <text:p text:style-name="P21"/>
      <text:p text:style-name="P1">index.tpl.php</text:p>
      <text:p text:style-name="P1"/>
      <text:p text:style-name="P7">Este archivo <text:span text:style-name="T16">contiene </text:span>la<text:span text:style-name="T6"> plantilla de </text:span>lo que se verá en index.php.</text:p>
      <text:p text:style-name="P1"/>
      <text:p text:style-name="P11">&lt;?php if (is_array($this-&gt;entries)): ?&gt;</text:p>
      <text:p text:style-name="P11">&lt;?php foreach ($this-&gt;entries as $key =&gt; $val): ?&gt;</text:p>
      <text:p text:style-name="P1"/>
      <text:p text:style-name="P7">Lo que se encuentra debajo de estas líneas conforma las entradas que se verán en la página principal. <text:span text:style-name="T7">Ninguno de los siguientes comandos enlistados puede usarse fuera de este </text:span><text:span text:style-name="T10">foreach</text:span><text:span text:style-name="T7">.</text:span></text:p>
      <text:p text:style-name="P7"/>
      <text:list xml:id="list2346776333312698238" text:style-name="L2">
        <text:list-item>
          <text:p text:style-name="P12">&lt;?php echo $this-&gt;eprint($val['avatar']); ?&gt;</text:p>
          <text:p text:style-name="P8">Nos muestra el avatar del creador de la entrada. El avatar de los usuarios se determina con base a Gravatar. <text:span text:style-name="T18">Se usa un tamaño estándar de 80 x 80 píxeles. No se puede cambiar dentro del skin, ya que es una variable ya predefinida en el núcleo.</text:span></text:p>
        </text:list-item>
        <text:list-item>
          <text:p text:style-name="P12">&lt;?php echo $this-&gt;eprint($val['author']); ?&gt;</text:p>
          <text:p text:style-name="P8">Nos muestra el nombre del autor de la entrada.</text:p>
        </text:list-item>
        <text:list-item>
          <text:p text:style-name="P12">&lt;?php echo $this-&gt;eprint($val['entry_id']); ?&gt;</text:p>
          <text:p text:style-name="P9">Este comando nos mostrará el número de la entrada con la cual fue creada. <text:span text:style-name="T14">Normalmente se usa concatenado con la string </text:span><text:span text:style-name="T11">view.php?id=</text:span></text:p>
        </text:list-item>
        <text:list-item>
          <text:p text:style-name="P12">&lt;?php echo $this-&gt;eprint($val['title']); ?&gt;</text:p>
          <text:p text:style-name="P8">Este comando muestra el título de la entrada.</text:p>
        </text:list-item>
        <text:list-item>
          <text:p text:style-name="P12">&lt;?php echo $this-&gt;eprint($val['author_id']); ?&gt;</text:p>
          <text:p text:style-name="P8">Este comando sirve para mostrar el número de <text:span text:style-name="T7">ID</text:span> del autor de la entrada. Puede utilizarse para llamar a su perfil. Normalmente se usa <text:span text:style-name="T7">concatenado con la string </text:span><text:span text:style-name="T8">profile.php?id=</text:span></text:p>
        </text:list-item>
        <text:list-item>
          <text:p text:style-name="P15">&lt;?php echo $this-&gt;eprint($val['date']); ?&gt;</text:p>
          <text:p text:style-name="P19">Muestra la fecha en la que se creó la entrada.</text:p>
        </text:list-item>
        <text:list-item>
          <text:p text:style-name="P15">&lt;?php echo $this-&gt;eprint($val['cat_id']); ?&gt;</text:p>
          <text:p text:style-name="P19">Muestra el número de ID de la categoría a la que pertenece la entrada. <text:span text:style-name="T5">Normalmente se usa </text:span>concatenado con la string cat<text:span text:style-name="T9">.php?id=</text:span></text:p>
        </text:list-item>
        <text:list-item>
          <text:p text:style-name="P15">&lt;?php echo $this-&gt;eprint($val['category']); ?&gt;</text:p>
          <text:p text:style-name="P19">Muestra el nombre de la categoría a la que pertenece la entrada.</text:p>
        </text:list-item>
        <text:list-item>
          <text:p text:style-name="P16">&lt;?php echo $val['entry_content']; ?&gt;</text:p>
          <text:p text:style-name="P20">Muestra el contenido completo de la entrada.</text:p>
        </text:list-item>
      </text:list>
      <text:p text:style-name="P7"/>
      <text:p text:style-name="P10"><text:span text:style-name="T15">Con los siguientes comandos terminamos el </text:span><text:span text:style-name="T12">foreach</text:span><text:span text:style-name="T15">.</text:span></text:p>
      <text:p text:style-name="P13">&lt;?php endforeach; ?&gt;</text:p>
      <text:p text:style-name="P14">&lt;?php else: ?&gt;</text:p>
      <text:p text:style-name="P7"/>
      <text:p text:style-name="P21">Lo que se encuentra dentro de <text:span text:style-name="T8">&lt;?php else: ?&gt; </text:span>se mostrará en dado caso de que no existan entradas <text:soft-page-break/>en el blog (probablemente porque han sido borradas todas o porque es un blog de reciente creación). Se puede omitir, aunque recomendamos no hacerlo. Recuerde terminar esta condicional (ya sea que haya usado else o no) con un</text:p>
      <text:p text:style-name="P17">&lt;?php endif; ?&gt;</text:p>
      <text:p text:style-name="P21"/>
      <text:p text:style-name="P22">Para crear la navegación de la página principal, se puede utilizar las siguientes líneas de texto:</text:p>
      <text:p text:style-name="P18">&lt;?php if($this-&gt;page != 1) : ?&gt;</text:p>
      <text:p text:style-name="P18">&lt;a href="index.php?page=1"&gt; &amp;#171;Primero&lt;/a&gt; | &lt;a href="index.php?page=&lt;?php echo $this-&gt;eprint($this-&gt;prevpage); ?&gt;"&gt;&amp;#60;-Anterior&lt;/a&gt;</text:p>
      <text:p text:style-name="P18">&lt;?php endif; ?&gt;</text:p>
      <text:p text:style-name="P18">&lt;?php if($this-&gt;page != 1 &amp;&amp; $this-&gt;page != $this-&gt;lastpage) : ?&gt;</text:p>
      <text:p text:style-name="P18"><text:s/>| </text:p>
      <text:p text:style-name="P18">&lt;?php if($this-&gt;page != $this-&gt;lastpage) : ?&gt;</text:p>
      <text:p text:style-name="P18">&lt;a href="index.php?page=&lt;?php echo $this-&gt;eprint($this-&gt;nextpage); ?&gt;"&gt; Siguiente-&amp;#62;&lt;/a&gt; | &lt;a href="index.php?page=&lt;?php echo $this-&gt;eprint($this-&gt;lastpage); ?&gt;"&gt;Último&amp;#187;&lt;/a&gt;</text:p>
      <text:p text:style-name="P18">&lt;?php endif; ?&gt;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gadon </meta:initial-creator>
    <meta:creation-date>2015-07-01T01:20:07.721418179</meta:creation-date>
    <dc:date>2015-07-01T02:30:12.182051991</dc:date>
    <dc:creator>Gargadon </dc:creator>
    <meta:editing-duration>PT37M56S</meta:editing-duration>
    <meta:editing-cycles>13</meta:editing-cycles>
    <meta:generator>LibreOffice/4.4.4.2$Linux_X86_64 LibreOffice_project/40m0$Build-2</meta:generator>
    <meta:document-statistic meta:table-count="0" meta:image-count="0" meta:object-count="0" meta:page-count="3" meta:paragraph-count="75" meta:word-count="736" meta:character-count="4690" meta:non-whitespace-character-count="4075"/>
  </office:meta>
</office:document-meta>
</file>